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05d" officeooo:paragraph-rsid="000ae05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ae05d" officeooo:paragraph-rsid="000ae05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officeooo:rsid="000ae05d" officeooo:paragraph-rsid="000ae05d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0ae05d"/>
    </style:style>
    <style:style style:name="P5" style:family="paragraph" style:parent-style-name="Standard">
      <style:text-properties fo:font-size="12pt" fo:font-weight="normal" officeooo:rsid="000ae05d" officeooo:paragraph-rsid="000ae05d" style:font-size-asian="10.5pt" style:font-weight-asian="normal" style:font-size-complex="12pt" style:font-weight-complex="normal"/>
    </style:style>
    <style:style style:name="T1" style:family="text">
      <style:text-properties officeooo:rsid="000ae05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ae05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b5672" style:font-size-asian="10.5pt" style:font-weight-asian="normal" style:font-size-complex="12pt" style:font-weight-complex="normal"/>
    </style:style>
    <style:style style:name="T5" style:family="text">
      <style:text-properties fo:font-size="13pt" fo:font-weight="bold" officeooo:rsid="000ae05d" style:font-size-asian="13pt" style:font-weight-asian="bold" style:font-size-complex="13pt" style:font-weight-complex="bold"/>
    </style:style>
    <style:style style:name="T6" style:family="text">
      <style:text-properties officeooo:rsid="000b56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hManager Api Routes :</text:p>
      <text:p text:style-name="P1"/>
      <text:p text:style-name="P1"/>
      <text:p text:style-name="P3">Machine : /machine</text:p>
      <text:p text:style-name="P3"/>
      <text:p text:style-name="P4"><text:span text:style-name="T3">URL<text:tab/><text:tab/> /create</text:span></text:p>
      <text:p text:style-name="P1"><text:span text:style-name="T2">What<text:tab/><text:tab/> Creation of a android device</text:span></text:p>
      <text:p text:style-name="P1"><text:span text:style-name="T2">Who<text:tab/><text:tab/> Any one</text:span></text:p>
      <text:p text:style-name="P5">Params <text:tab/>{</text:p>
      <text:p text:style-name="P5"><text:tab/><text:tab/><text:tab/>idMachine <text:tab/>: “String”,<text:tab/><text:tab/>// Android device number</text:p>
      <text:p text:style-name="P5"><text:tab/><text:tab/><text:tab/>idSetting<text:tab/>: int, <text:tab/><text:tab/><text:tab/>// constraint has to exist</text:p>
      <text:p text:style-name="P5"><text:tab/><text:tab/><text:tab/>isAdmin<text:tab/>: boolean, <text:tab/><text:tab/>// only an admin can set it true</text:p>
      <text:p text:style-name="P5"><text:tab/><text:tab/><text:tab/>password<text:tab/>: “String”<text:tab/><text:tab/>// password for server connection</text:p>
      <text:p text:style-name="P5"><text:tab/><text:tab/>}</text:p>
      <text:p text:style-name="P5"/>
      <text:p text:style-name="P4"><text:span text:style-name="T5">Article : /article</text:span></text:p>
      <text:p text:style-name="P3"/>
      <text:p text:style-name="P4"><text:span text:style-name="T3">URL<text:tab/><text:tab/> /create</text:span></text:p>
      <text:p text:style-name="P1"><text:span text:style-name="T2">What<text:tab/><text:tab/> Creation of an article</text:span></text:p>
      <text:p text:style-name="P4"><text:span text:style-name="T3">Who<text:tab/><text:tab/> Admin</text:span></text:p>
      <text:p text:style-name="P5">Params <text:tab/>{</text:p>
      <text:p text:style-name="P4"><text:span text:style-name="T3"><text:tab/><text:tab/><text:tab/>c</text:span><text:span text:style-name="T4">ode<text:tab/></text:span><text:span text:style-name="T3"> <text:tab/>: “String”,<text:tab/><text:tab/>// </text:span><text:span text:style-name="T4">barcode of the article</text:span></text:p>
      <text:p text:style-name="P4"><text:span text:style-name="T3"><text:tab/><text:tab/><text:tab/>n</text:span><text:span text:style-name="T4">ame<text:tab/><text:tab/>: “String”<text:tab/><text:tab/>// names</text:span></text:p>
      <text:p text:style-name="P5"><text:tab/><text:tab/>}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12:36:01.386499872</meta:creation-date>
    <dc:date>2019-11-11T12:56:20.195692360</dc:date>
    <meta:editing-duration>PT10M8S</meta:editing-duration>
    <meta:editing-cycles>1</meta:editing-cycles>
    <meta:generator>LibreOffice/6.3.2.2$Linux_X86_64 LibreOffice_project/30$Build-2</meta:generator>
    <meta:document-statistic meta:table-count="0" meta:image-count="0" meta:object-count="0" meta:page-count="1" meta:paragraph-count="19" meta:word-count="83" meta:character-count="488" meta:non-whitespace-character-count="375"/>
  </office:meta>
</office:document-meta>
</file>